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1:47: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 #. Go over the instructions, <text:a xlink:type="simple" xlink:href="https://github.com/csci-1301/csci-1301.github.io/search?q=ask+a+question" office:name=""><text:span text:style-name="Definition">look in our resources</text:span></text:a> for some meaningful keywords, and take the time to think. #. 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text:p>
      <text:p text:style-name="Text_20_body">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7:33Z</meta:creation-date>
    <dc:date>2021-05-20T01:47:33Z</dc:date>
    <meta:user-defined meta:name="date" meta:value-type="string">May  20, 2021 (01:47: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